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ERSECUTION (35:11-1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ERSECUTION (35:11-16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falsely accuse him (35:11, 15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repay his good with evil (35:12-13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y rejoice over his misfortunes (35:14-1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y mock and curse him (35:16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35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DAVID'S PERSECUTION (35:11-1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DAVID'S PETITION (35:1-8, 17-26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DAVID'S PETITION (35:1-8, 17-26):<text:s text:c="1"/></text:span><text:span text:style-name="a478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Declare war on them (35:1-3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Deny them (35:17-25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Dishonor them (35:4, 26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Darken their path (35:6-7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Destroy them (35:5, 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SALM 35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DAVID'S PERSECUTION (35:11-1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AVID'S PETITION (35:1-8, 17-2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DAVID'S PRAISE (35:9-10, 27-2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5 </dc:title>
    <meta:initial-creator>David STRICKLAND</meta:initial-creator>
    <dc:creator>David STRICKLAND</dc:creator>
    <meta:creation-date>2020-02-22T19:32:45Z</meta:creation-date>
    <dc:date>2020-02-22T19:32:45Z</dc:date>
    <meta:template xlink:href="BibleStudy" xlink:type="simple"/>
    <meta:editing-cycles>1</meta:editing-cycles>
    <meta:editing-duration>PT0S</meta:editing-duration>
    <meta:document-statistic meta:paragraph-count="20" meta:word-count="129"/>
  </office:meta>
</office:document-meta>
</file>